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4c76" officeooo:paragraph-rsid="00054c76"/>
    </style:style>
    <style:style style:name="P2" style:family="paragraph" style:parent-style-name="Standard" style:list-style-name="L1">
      <style:text-properties officeooo:rsid="00054c76" officeooo:paragraph-rsid="00054c76"/>
    </style:style>
    <style:style style:name="P3" style:family="paragraph" style:parent-style-name="Standard" style:list-style-name="L1">
      <style:text-properties officeooo:rsid="00087e16" officeooo:paragraph-rsid="00087e16"/>
    </style:style>
    <style:style style:name="P4" style:family="paragraph" style:parent-style-name="Standard" style:list-style-name="L1">
      <style:text-properties officeooo:rsid="000c2af4" officeooo:paragraph-rsid="000c2af4"/>
    </style:style>
    <style:style style:name="P5" style:family="paragraph" style:parent-style-name="Standard">
      <style:text-properties officeooo:rsid="000c2af4" officeooo:paragraph-rsid="000c2af4"/>
    </style:style>
    <style:style style:name="P6" style:family="paragraph" style:parent-style-name="Standard" style:list-style-name="L2">
      <style:text-properties officeooo:rsid="000c2af4" officeooo:paragraph-rsid="000c2af4"/>
    </style:style>
    <style:style style:name="P7" style:family="paragraph" style:parent-style-name="Standard" style:list-style-name="L3">
      <style:text-properties officeooo:rsid="000c2af4" officeooo:paragraph-rsid="000c2af4"/>
    </style:style>
    <style:style style:name="P8" style:family="paragraph" style:parent-style-name="Standard">
      <style:text-properties officeooo:rsid="000ee0da" officeooo:paragraph-rsid="000ee0da"/>
    </style:style>
    <style:style style:name="P9" style:family="paragraph" style:parent-style-name="Standard">
      <style:text-properties officeooo:rsid="000f617c" officeooo:paragraph-rsid="000f617c"/>
    </style:style>
    <style:style style:name="P10" style:family="paragraph" style:parent-style-name="Standard">
      <style:text-properties officeooo:rsid="00114577" officeooo:paragraph-rsid="00114577"/>
    </style:style>
    <style:style style:name="T1" style:family="text">
      <style:text-properties style:text-position="sub 58%"/>
    </style:style>
    <style:style style:name="T2" style:family="text">
      <style:text-properties officeooo:rsid="001145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чины сокращения биоразнообразия:</text:p>
      <text:list xml:id="list6073279356439003340" text:style-name="L1">
        <text:list-item>
          <text:p text:style-name="P2">физическое истребление тех или иных форм жизни</text:p>
        </text:list-item>
        <text:list-item>
          <text:p text:style-name="P2">уничтожение среды их обитания</text:p>
        </text:list-item>
        <text:list-item>
          <text:p text:style-name="P2">изменение среды их обитания</text:p>
        </text:list-item>
        <text:list-item>
          <text:p text:style-name="P2">загрязнение воды или воздуха</text:p>
        </text:list-item>
        <text:list-item>
          <text:p text:style-name="P2">загрязнение почвы</text:p>
        </text:list-item>
        <text:list-item>
          <text:p text:style-name="P2">изменение микроклимата</text:p>
        </text:list-item>
        <text:list-item>
          <text:p text:style-name="P3">вымирание цепей пищевой цепи</text:p>
        </text:list-item>
        <text:list-item>
          <text:p text:style-name="P4">недостаток чистой пресной воды</text:p>
        </text:list-item>
      </text:list>
      <text:p text:style-name="P5"/>
      <text:p text:style-name="P5">Источники воды:</text:p>
      <text:list xml:id="list7640669771967461481" text:style-name="L2">
        <text:list-item>
          <text:p text:style-name="P6">поверхностные</text:p>
        </text:list-item>
        <text:list-item>
          <text:p text:style-name="P6">подземные</text:p>
        </text:list-item>
      </text:list>
      <text:p text:style-name="P5"/>
      <text:p text:style-name="P5">Три основные группы пользования воды:</text:p>
      <text:list xml:id="list5922092168640491488" text:style-name="L3">
        <text:list-item>
          <text:p text:style-name="P7">промышленность</text:p>
        </text:list-item>
        <text:list-item>
          <text:p text:style-name="P7">сельское хозяйство</text:p>
        </text:list-item>
        <text:list-item>
          <text:p text:style-name="P7">комунально-бытовые потребители</text:p>
        </text:list-item>
      </text:list>
      <text:p text:style-name="P5"/>
      <text:p text:style-name="P8">Озоновые дыры — зона с пониженной концетрацией озона.</text:p>
      <text:p text:style-name="P8">Фтор, хлор и углеводород — причина возникновения озоновых дыр.</text:p>
      <text:p text:style-name="P9">Хлороводород — CFCl<text:span text:style-name="T1">3</text:span> <text:s text:c="2"/>- молеокула под действием солнечного цвета разрушается на атомарный хлор, который действует на озон и разрушает его. </text:p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08:41:24.245815416</meta:creation-date>
    <meta:generator>LibreOffice/5.1.6.2$Linux_X86_64 LibreOffice_project/10m0$Build-2</meta:generator>
    <dc:date>2018-12-01T10:00:19.225394030</dc:date>
    <meta:editing-duration>PT16M55S</meta:editing-duration>
    <meta:editing-cycles>4</meta:editing-cycles>
    <meta:document-statistic meta:table-count="0" meta:image-count="0" meta:object-count="0" meta:page-count="1" meta:paragraph-count="19" meta:word-count="95" meta:character-count="666" meta:non-whitespace-character-count="597"/>
  </office:meta>
</office:document-meta>
</file>